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E10000072D7382F26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text-properties officeooo:paragraph-rsid="002ac7b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2ac7bd" style:font-size-asian="24pt" style:font-weight-asian="bold" style:font-size-complex="2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42f57a" officeooo:paragraph-rsid="002ac7bd" fo:background-color="#ffffff"/>
    </style:style>
    <style:style style:name="P11" style:family="paragraph" style:parent-style-name="Table_20_Contents">
      <style:paragraph-properties fo:text-align="start" style:justify-single-word="false"/>
      <style:text-properties officeooo:paragraph-rsid="002ac7bd"/>
    </style:style>
    <style:style style:name="P12" style:family="paragraph" style:parent-style-name="Table_20_Contents">
      <style:paragraph-properties fo:text-align="center" style:justify-single-word="false"/>
      <style:text-properties officeooo:paragraph-rsid="002ac7bd"/>
    </style:style>
    <style:style style:name="P13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2ac7bd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ac7bd" style:font-size-asian="9pt" style:font-weight-asian="normal" style:font-size-complex="9pt" style:font-weight-complex="normal"/>
    </style:style>
    <style:style style:name="P15" style:family="paragraph" style:parent-style-name="Table_20_Contents">
      <style:text-properties style:font-name="FreeMono" fo:font-size="9pt" officeooo:paragraph-rsid="002ac7bd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officeooo:rsid="00362d9c" officeooo:paragraph-rsid="002ac7bd"/>
    </style:style>
    <style:style style:name="P17" style:family="paragraph" style:parent-style-name="Table_20_Contents">
      <style:text-properties officeooo:paragraph-rsid="002ac7bd"/>
    </style:style>
    <style:style style:name="P18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ac7bd" style:font-size-asian="9pt" style:font-weight-asian="normal" style:font-size-complex="9pt" style:font-weight-complex="normal"/>
    </style:style>
    <style:style style:name="P19" style:family="paragraph" style:parent-style-name="Standard" style:master-page-name="">
      <style:paragraph-properties fo:margin-left="0in" fo:margin-right="0in" fo:text-indent="0.1866in" style:auto-text-indent="false" style:page-number="auto"/>
      <style:text-properties officeooo:paragraph-rsid="002ac7bd"/>
    </style:style>
    <style:style style:name="P20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2ac7bd"/>
    </style:style>
    <style:style style:name="P21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22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style:text-underline-style="none" officeooo:rsid="00f6ed3a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officeooo:rsid="00ddbb8b"/>
    </style:style>
    <style:style style:name="T11" style:family="text">
      <style:text-properties fo:color="#000000" officeooo:rsid="002ac7bd"/>
    </style:style>
    <style:style style:name="T12" style:family="text">
      <style:text-properties fo:color="#000000" officeooo:rsid="002ca4ac"/>
    </style:style>
    <style:style style:name="T13" style:family="text">
      <style:text-properties officeooo:rsid="013d0498"/>
    </style:style>
    <style:style style:name="T14" style:family="text">
      <style:text-properties officeooo:rsid="0042f57a" fo:background-color="#ffffff" loext:char-shading-value="0"/>
    </style:style>
    <style:style style:name="T15" style:family="text">
      <style:text-properties officeooo:rsid="0022f10e"/>
    </style:style>
    <style:style style:name="T16" style:family="text">
      <style:text-properties officeooo:rsid="0042f57a"/>
    </style:style>
    <style:style style:name="T17" style:family="text">
      <style:text-properties fo:language="en" fo:country="US" officeooo:rsid="0030c671"/>
    </style:style>
    <style:style style:name="T18" style:family="text">
      <style:text-properties officeooo:rsid="003648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2.6319in" svg:y="-0.1327in" svg:width="1.4264in" svg:height="1.298in" draw:z-index="2"><draw:image xlink:href="Pictures/10000000000007E10000072D7382F26A.jpg" xlink:type="simple" xlink:show="embed" xlink:actuate="onLoad"/></draw:frame></text:p>
      <text:p text:style-name="Standard"/>
      <text:p text:style-name="Standard"/>
      <text:p text:style-name="P8"/>
      <text:p text:style-name="P8"/>
      <text:p text:style-name="P8"/>
      <text:p text:style-name="P8">Declaração De Matrícula</text:p>
      <text:p text:style-name="P7"/>
      <text:p text:style-name="P19">Para os devidos efeitos, declara-se que <text:s/><text:text-input text:description="[#if person.female]">[#if person.female]</text:text-input>a aluna<text:text-input text:description="[#elseif person.male]">[#elseif person.male]</text:text-input>o aluno<text:text-input text:description="[/#if]">[/#if]</text:text-input> <text:text-input text:description="${person.name}">${person.name}</text:text-input>, n.º <text:text-input text:description="${person.student.number}">${person.student.number}</text:text-input>, <text:text-input text:description="[#if person.female]">[#if person.female]</text:text-input>nascida<text:text-input text:description="[#elseif person.male]">[#elseif person.male]</text:text-input>nascido<text:text-input text:description="[/#if]">[/#if]</text:text-input> a <text:text-input text:description="${lang.pt(dates.extendedDate(person.dateOfBirthYearMonthDay))}">${lang.pt(dates.extendedDate(person.dateOfBirthYearMonthDay))}</text:text-input>, <text:text-input text:description="[#if person.female]">[#if person.female]</text:text-input>portadora<text:text-input text:description="[#elseif person.male]">[#elseif person.male]</text:text-input>portador<text:text-input text:description="[/#if]">[/#if]</text:text-input> do <text:text-input text:description="${lang.pt(person.idDocumentType.localizedNameI18N)}">${lang.pt(person.idDocumentType.localizedNameI18N)}</text:text-input> n.º <text:text-input text:description="${person.documentIdNumber}">${person.documentIdNumber}</text:text-input>, <text:text-input text:description="[#if person.female]">[#if person.female]</text:text-input>filha<text:text-input text:description="[#elseif person.male]">[#elseif person.male]</text:text-input>filho<text:text-input text:description="[/#if]">[/#if]</text:text-input> de <text:text-input text:description="${person.nameOfFather}">${person.nameOfFather}</text:text-input> e de <text:text-input text:description="person.nameOfMother"/><text:text-input text:description="${person.nameOfMother}">${person.nameOfMother}</text:text-input>, realizou a matrícula no Curso de <text:text-input text:description="${lang.pt(curricularPlanInformation.degreePresentationName)}">${lang.pt(curricularPlanInformation.degreePresentationName)}</text:text-input> no ano letivo de <text:text-input text:description="${registration.startExecutionYear.name}">${registration.startExecutionYear.name}</text:text-input>.</text:p>
      <text:p text:style-name="P4"/>
      <text:p text:style-name="P17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17"><text:span text:style-name="T5">Est</text:span><text:span text:style-name="T3">a declaração</text:span><text:span text:style-name="T5"> </text:span><text:span text:style-name="T4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5">Est</text:span><text:span text:style-name="T3">a declaração</text:span><text:span text:style-name="T5"> </text:span><text:span text:style-name="T4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5">Est</text:span><text:span text:style-name="T3">a declaração</text:span><text:span text:style-name="T5"> </text:span><text:span text:style-name="T4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5">Est</text:span><text:span text:style-name="T3">a declaração</text:span><text:span text:style-name="T5"> </text:span><text:span text:style-name="T4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requerimento de passe socia</text:span><text:span text:style-name="T7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1"/>
      <text:p text:style-name="P17"><text:text-input text:description="[/#if]">[/#if]</text:text-input></text:p>
      <text:p text:style-name="P11"/>
      <text:p text:style-name="P11"><text:span text:style-name="T12">Reitoria</text:span><text:span text:style-name="T10"> da Universidade de Lisboa</text:span><text:span text:style-name="T16">, em </text:span><text:span text:style-name="T17"><text:text-input text:description="${lang.pt(dates.extendedDate(localizedDate.nowDate()))}">${lang.pt(dates.extendedDate(localizedDate.nowDate()))}</text:text-input></text:span><text:span text:style-name="T17"><text:text-input text:description="${lang.pt(dates.extendedDate(localizedDate.nowDate()))}"/></text:span><text:span text:style-name="T14">.</text:span></text:p>
      <text:p text:style-name="P9"/>
      <text:p text:style-name="P17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3">O presente documento só é válido com assinatura e carimbo da instituição!</text:p>
            <text:p text:style-name="P14"><text:text-input text:description="[#if hasPricetag]">[#if hasPricetag]</text:text-input></text:p>
            <text:p text:style-name="P18"><text:span text:style-name="T15">Emolumento: </text:span><text:text-input text:description="${money.total(serviceRequestPrice)}">${money.total(serviceRequestPrice)}</text:text-input></text:p>
            <text:p text:style-name="P14"><text:text-input text:description="[/#if]">[/#if]</text:text-input></text:p>
          </table:table-cell>
          <table:table-cell table:style-name="Table2.B1" office:value-type="string">
            <text:p text:style-name="P16">Núcleo de Planeamento e Gestão Académica,</text:p>
            <text:p text:style-name="P16">O(<text:span text:style-name="T18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2"/>
          </table:table-cell>
        </table:table-row>
      </table:table>
      <text:p text:style-name="P17"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0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4"><text:text-input text:description="[#if hasPricetag]">[#if hasPricetag]</text:text-input></text:p>
            <text:p text:style-name="P18"><text:span text:style-name="T15">Emolumento: </text:span><text:text-input text:description="${money.total(serviceRequestPrice)}">${money.total(serviceRequestPrice)}</text:text-input></text:p>
            <text:p text:style-name="P15"><text:text-input text:description="[/#if]">[/#if]</text:text-input></text:p>
          </table:table-cell>
          <table:table-cell table:style-name="Table1.A2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2"><text:text-input text:description="${documentSignature.responsibleName}">${documentSignature.responsibleName}</text:text-input></text:p>
          </table:table-cell>
        </table:table-row>
      </table:table>
      <text:p text:style-name="Standard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 officeooo:rsid="002ca4ac"/>
    </style:style>
    <style:style style:name="MT2" style:family="text">
      <style:text-properties fo:color="#00000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Reitoria</text:span><text:span text:style-name="MT2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4T16:04:29.004326001</dc:date>
    <meta:editing-duration>PT54M57S</meta:editing-duration>
    <meta:editing-cycles>24</meta:editing-cycles>
    <meta:generator>LibreOffice/4.2.8.2$Linux_X86_64 LibreOffice_project/420m0$Build-2</meta:generator>
    <meta:document-statistic meta:table-count="3" meta:image-count="1" meta:object-count="0" meta:page-count="2" meta:paragraph-count="24" meta:word-count="373" meta:character-count="2999" meta:non-whitespace-character-count="2796"/>
  </office:meta>
</office:document-meta>
</file>